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fo:background-color="transparent" fo:keep-together="auto">
        <style:background-image/>
      </style:table-row-properties>
    </style:style>
    <style:style style:name="Tabla1.C3" style:family="table-cell">
      <style:table-cell-properties style:vertical-align="" fo:background-color="#ff000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20c761" officeooo:paragraph-rsid="0020c761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Open Sans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741cm" fo:text-align="start" style:justify-single-word="false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top="0cm" fo:margin-bottom="0.265cm" loext:contextual-spacing="false" style:line-height-at-least="0.741cm" fo:text-align="start" style:justify-single-word="false" fo:orphans="2" fo:widows="2" fo:padding="0cm" fo:border="none"/>
      <style:text-properties fo:font-variant="normal" fo:text-transform="none" fo:color="#333333" style:font-name="Open Sans" fo:font-size="10.5pt" fo:letter-spacing="normal" fo:font-style="normal" fo:font-weight="normal"/>
    </style:style>
    <style:style style:name="P6" style:family="paragraph" style:parent-style-name="Standard">
      <style:text-properties fo:font-weight="bold" officeooo:rsid="001f6d47" officeooo:paragraph-rsid="001f6d47" style:font-weight-asian="bold" style:font-weight-complex="bold"/>
    </style:style>
    <style:style style:name="P7" style:family="paragraph" style:parent-style-name="Standard">
      <style:text-properties fo:font-weight="normal" officeooo:rsid="001f6d47" officeooo:paragraph-rsid="001f6d47" style:font-weight-asian="normal" style:font-weight-complex="normal"/>
    </style:style>
    <style:style style:name="T1" style:family="text">
      <style:text-properties fo:background-color="#fff200" loext:char-shading-value="0"/>
    </style:style>
    <style:style style:name="T2" style:family="text">
      <style:text-properties fo:font-variant="normal" fo:text-transform="none" fo:color="#ce181e" style:font-name="Open Sans" fo:font-size="10.5pt" fo:letter-spacing="normal" fo:font-style="normal" fo:font-weight="normal" fo:background-color="transparent" loext:char-shading-value="0"/>
    </style:style>
    <style:style style:name="T3" style:family="text">
      <style:text-properties fo:color="#ce181e" fo:background-color="transparent" loext:char-shading-value="0"/>
    </style:style>
    <style:style style:name="T4" style:family="text">
      <style:text-properties fo:color="#ce181e" fo:background-color="transparent" loext:char-shading-value="0" style:font-weight-asian="normal" style:font-weight-complex="normal"/>
    </style:style>
    <style:style style:name="T5" style:family="text">
      <style:text-properties fo:background-color="#00a933" loext:char-shading-value="0"/>
    </style:style>
    <style:style style:name="T6" style:family="text">
      <style:text-properties officeooo:rsid="0020c761"/>
    </style:style>
    <style:style style:name="T7" style:family="text">
      <style:text-properties officeooo:rsid="00215284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ear un diseño entidad relación que permita almacenar datos geográficos referidos a España:</text:p>
      <text:list xml:id="list4240849447" text:style-name="L1">
        <text:list-item>
          <text:p text:style-name="P4">Se <text:span text:style-name="T5">almacenará</text:span> el <text:span text:style-name="T3">nombre</text:span> y <text:span text:style-name="T3">población</text:span> de cada <text:span text:style-name="T1">localidad</text:span>, junto con <text:span text:style-name="T3">su nombre</text:span> y los <text:span text:style-name="T2">datos</text:span> de la <text:span text:style-name="T1">provincia</text:span> a la que <text:span text:style-name="T5">pertenece</text:span> la <text:span text:style-name="T1">localidad</text:span>, <text:span text:style-name="T3">su nombre</text:span>, <text:span text:style-name="T3">población</text:span> y <text:span text:style-name="T3">superficie</text:span>.</text:p>
        </text:list-item>
        <text:list-item>
          <text:p text:style-name="P5">Necesitamos también <text:span text:style-name="T5">conocer</text:span> los <text:span text:style-name="T3">datos</text:span> de cada <text:span text:style-name="T1">comunidad autónoma</text:span>, <text:span text:style-name="T3">nombre</text:span>, <text:span text:style-name="T3">población</text:span> y <text:span text:style-name="T3">superficie</text:span> y por supuesto las <text:span text:style-name="T1">localidades</text:span> y <text:span text:style-name="T1">provincias</text:span> de la misma</text:p>
        </text:list-item>
        <text:list-item>
          <text:p text:style-name="P5">Para <text:span text:style-name="T5">identificar</text:span> a la <text:span text:style-name="T1">provincia</text:span> se <text:span text:style-name="T5">usarán</text:span> los <text:span text:style-name="T3">dos primeros dígitos del código postal</text:span>. Es decir 34 será el código de Palencia y 28 el de Madrid</text:p>
        </text:list-item>
        <text:list-item>
          <text:p text:style-name="P5">Necesitamos <text:span text:style-name="T5">saber</text:span> qué <text:span text:style-name="T1">localidad</text:span> <text:span text:style-name="T5">es</text:span> la <text:span text:style-name="T4">capital</text:span> de cada <text:span text:style-name="T1">provincia</text:span> y cuáles lo <text:span text:style-name="T5">son</text:span> de cada <text:span text:style-name="T1">comunidad</text:span></text:p>
        </text:list-item>
      </text:list>
      <text:p text:style-name="Standard"/>
      <text:p text:style-name="P6">Candidatos a entidades:</text:p>
      <text:p text:style-name="P7">Localidad</text:p>
      <text:p text:style-name="P7">Provincia</text:p>
      <text:p text:style-name="P7">Comunidad autónoma</text:p>
      <text:p text:style-name="P7"/>
      <text:p text:style-name="P6">Propiedades o atributos</text:p>
      <text:p text:style-name="P7">Localidad: nombre, población, capital o no, <text:span text:style-name="T6">#cod_ciudad</text:span></text:p>
      <text:p text:style-name="P7">Provincia: nombre, población, superficie, <text:span text:style-name="T6">código postal</text:span></text:p>
      <text:p text:style-name="P7">Comunidad: nombre, población, superficie.</text:p>
      <text:p text:style-name="P7"/>
      <text:p text:style-name="P6">Identificadores</text:p>
      <text:p text:style-name="P7">Localidad: <text:span text:style-name="T6">#cod_ciudad</text:span></text:p>
      <text:p text:style-name="P7">Provincia: código postal.</text:p>
      <text:p text:style-name="P7">Comunidad: nombre.</text:p>
      <text:p text:style-name="P7"/>
      <text:p text:style-name="P6">Interrelaciones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Localidad</text:p>
          </table:table-cell>
          <table:table-cell table:style-name="Tabla1.A1" office:value-type="string">
            <text:p text:style-name="P2">Provincia</text:p>
          </table:table-cell>
          <table:table-cell table:style-name="Tabla1.D1" office:value-type="string">
            <text:p text:style-name="P2">Comunidad</text:p>
          </table:table-cell>
        </table:table-row>
        <table:table-row>
          <table:table-cell table:style-name="Tabla1.A2" office:value-type="string">
            <text:p text:style-name="P2">Localidad</text:p>
          </table:table-cell>
          <table:table-cell table:style-name="Tabla1.B2" office:value-type="string">
            <text:p text:style-name="P2">X</text:p>
          </table:table-cell>
          <table:table-cell table:style-name="Tabla1.A2" office:value-type="string">
            <text:p text:style-name="P2">Pertenece // Capital</text:p>
          </table:table-cell>
          <table:table-cell table:style-name="Tabla1.D3" office:value-type="string">
            <text:p text:style-name="P2"><text:span text:style-name="T7">Pertenece // </text:span>Capital</text:p>
          </table:table-cell>
        </table:table-row>
        <table:table-row table:style-name="Tabla1.3">
          <table:table-cell table:style-name="Tabla1.A2" office:value-type="string">
            <text:p text:style-name="P2">Provincia</text:p>
          </table:table-cell>
          <table:table-cell table:style-name="Tabla1.B2" office:value-type="string">
            <text:p text:style-name="P1"/>
          </table:table-cell>
          <table:table-cell table:style-name="Tabla1.C3" office:value-type="string">
            <text:p text:style-name="P2">X</text:p>
          </table:table-cell>
          <table:table-cell table:style-name="Tabla1.D3" office:value-type="string">
            <text:p text:style-name="P2">Pertenece</text:p>
          </table:table-cell>
        </table:table-row>
        <table:table-row table:style-name="Tabla1.3">
          <table:table-cell table:style-name="Tabla1.A2" office:value-type="string">
            <text:p text:style-name="P2">Comunidad</text:p>
          </table:table-cell>
          <table:table-cell table:style-name="Tabla1.B2" office:value-type="string">
            <text:p text:style-name="P1"/>
          </table:table-cell>
          <table:table-cell table:style-name="Tabla1.C3" office:value-type="string">
            <text:p text:style-name="P1"/>
          </table:table-cell>
          <table:table-cell table:style-name="Tabla1.C3" office:value-type="string">
            <text:p text:style-name="P2">X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08:49:47.835000000</meta:creation-date>
    <dc:date>2020-11-10T10:29:09.953000000</dc:date>
    <meta:editing-duration>PT1H7M51S</meta:editing-duration>
    <meta:editing-cycles>1</meta:editing-cycles>
    <meta:document-statistic meta:table-count="1" meta:image-count="0" meta:object-count="0" meta:page-count="1" meta:paragraph-count="30" meta:word-count="166" meta:character-count="1091" meta:non-whitespace-character-count="959"/>
    <meta:generator>LibreOffice/6.1.0.3$Windows_X86_64 LibreOffice_project/efb621ed25068d70781dc026f7e9c5187a4decd1</meta:generator>
  </office:meta>
</office:document-meta>
</file>